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536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7972in" svg:y="38.3583in">
            <draw:object draw:notify-on-update-of-ranges="Sheet1.A247:Sheet1.A249 Sheet1.B247:Sheet1.B24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7976in" svg:y="42.2551in">
            <draw:object draw:notify-on-update-of-ranges="Sheet1.A250:Sheet1.A252 Sheet1.B250:Sheet1.B2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Results_v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float" office:value="10.21" calcext:value-type="float">
            <text:p>10.21</text:p>
          </table:table-cell>
          <table:table-cell/>
          <table:table-cell office:value-type="string" calcext:value-type="string">
            <text:p>Percentage of file</text:p>
          </table:table-cell>
          <table:table-cell office:value-type="string" calcext:value-type="string">
            <text:p>double check percentage</text:p>
          </table:table-cell>
          <table:table-cell office:value-type="string" calcext:value-type="string">
            <text:p>Average bytes/sec</text:p>
          </table:table-cell>
          <table:table-cell office:value-type="string" calcext:value-type="string">
            <text:p>Total transmitting time </text:p>
          </table:table-cell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250699" calcext:value-type="float">
            <text:p>32506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outside filter 1 and 2:</text:p>
          </table:table-cell>
          <table:table-cell office:value-type="float" office:value="1222871" calcext:value-type="float">
            <text:p>1222871</text:p>
          </table:table-cell>
          <table:table-cell office:value-type="float" office:value="37.61" calcext:value-type="float">
            <text:p>37.61</text:p>
          </table:table-cell>
          <table:table-cell table:formula="of:=([.B6]/[.B5])*100" office:value-type="float" office:value="37.6187090838001" calcext:value-type="float">
            <text:p>37.6187090838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3451" calcext:value-type="float">
            <text:p>1903451</text:p>
          </table:table-cell>
          <table:table-cell office:value-type="float" office:value="58.555" calcext:value-type="float">
            <text:p>58.555</text:p>
          </table:table-cell>
          <table:table-cell table:formula="of:=([.B7]/[.B5])*100" office:value-type="float" office:value="58.5551292199001" calcext:value-type="float">
            <text:p>58.55512921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7828" calcext:value-type="float">
            <text:p>2027828</text:p>
          </table:table-cell>
          <table:table-cell office:value-type="float" office:value="62.381" calcext:value-type="float">
            <text:p>62.381</text:p>
          </table:table-cell>
          <table:table-cell table:formula="of:=([.B8]/[.B5])*100" office:value-type="float" office:value="62.3812909161999" calcext:value-type="float">
            <text:p>62.38129091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324759734" calcext:value-type="float">
            <text:p>132475973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outside filter 1 and 2:</text:p>
          </table:table-cell>
          <table:table-cell office:value-type="float" office:value="1059190632" calcext:value-type="float">
            <text:p>1059190632</text:p>
          </table:table-cell>
          <table:table-cell office:value-type="float" office:value="79.953" calcext:value-type="float">
            <text:p>79.953</text:p>
          </table:table-cell>
          <table:table-cell table:formula="of:=([.B10]/[.B9])*100" office:value-type="float" office:value="79.9534138014494" calcext:value-type="float">
            <text:p>79.9534138014</text:p>
          </table:table-cell>
          <table:table-cell office:value-type="float" office:value="588466.939" calcext:value-type="float">
            <text:p>588466.939</text:p>
          </table:table-cell>
          <table:table-cell table:formula="of:=([.B10]/[.E10])/60" office:value-type="float" office:value="29.998587907077" calcext:value-type="float">
            <text:p>29.9985879071</text:p>
          </table:table-cell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6562930" calcext:value-type="float">
            <text:p>206562930</text:p>
          </table:table-cell>
          <table:table-cell office:value-type="float" office:value="15.592" calcext:value-type="float">
            <text:p>15.592</text:p>
          </table:table-cell>
          <table:table-cell table:formula="of:=([.B11]/[.B9])*100" office:value-type="float" office:value="15.5924825233252" calcext:value-type="float">
            <text:p>15.59248252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5569102" calcext:value-type="float">
            <text:p>265569102</text:p>
          </table:table-cell>
          <table:table-cell office:value-type="float" office:value="20.047" calcext:value-type="float">
            <text:p>20.047</text:p>
          </table:table-cell>
          <table:table-cell table:formula="of:=([.B12]/[.B9])*100" office:value-type="float" office:value="20.0465861985506" calcext:value-type="float">
            <text:p>20.0465861986</text:p>
          </table:table-cell>
          <table:table-cell office:value-type="float" office:value="147544.571" calcext:value-type="float">
            <text:p>147544.571</text:p>
          </table:table-cell>
          <table:table-cell table:formula="of:=([.B12]/[.E12])/60" office:value-type="float" office:value="29.9987432272245" calcext:value-type="float">
            <text:p>29.9987432272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398077" calcext:value-type="float">
            <text:p>339807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40971" calcext:value-type="float">
            <text:p>1940971</text:p>
          </table:table-cell>
          <table:table-cell office:value-type="float" office:value="57.12" calcext:value-type="float">
            <text:p>57.12</text:p>
          </table:table-cell>
          <table:table-cell table:formula="of:=([.B16]/[.B15])*100" office:value-type="float" office:value="57.1196885768039" calcext:value-type="float">
            <text:p>57.11968857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78235" calcext:value-type="float">
            <text:p>2078235</text:p>
          </table:table-cell>
          <table:table-cell office:value-type="float" office:value="61.159" calcext:value-type="float">
            <text:p>61.159</text:p>
          </table:table-cell>
          <table:table-cell table:formula="of:=([.B17]/[.B15])*100" office:value-type="float" office:value="61.1591497190911" calcext:value-type="float">
            <text:p>61.159149719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439916960" calcext:value-type="float">
            <text:p>14399169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7221551" calcext:value-type="float">
            <text:p>207221551</text:p>
          </table:table-cell>
          <table:table-cell office:value-type="float" office:value="14.391" calcext:value-type="float">
            <text:p>14.391</text:p>
          </table:table-cell>
          <table:table-cell table:formula="of:=([.B19]/[.B18])*100" office:value-type="float" office:value="14.3912153795313" calcext:value-type="float">
            <text:p>14.391215379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6111731" calcext:value-type="float">
            <text:p>266111731</text:p>
          </table:table-cell>
          <table:table-cell office:value-type="float" office:value="18.481" calcext:value-type="float">
            <text:p>18.481</text:p>
          </table:table-cell>
          <table:table-cell table:formula="of:=([.B20]/[.B18])*100" office:value-type="float" office:value="18.4810470598249" calcext:value-type="float">
            <text:p>18.48104705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315970" calcext:value-type="float">
            <text:p>331597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21927" calcext:value-type="float">
            <text:p>2021927</text:p>
          </table:table-cell>
          <table:table-cell office:value-type="float" office:value="60.975" calcext:value-type="float">
            <text:p>60.975</text:p>
          </table:table-cell>
          <table:table-cell table:formula="of:=([.B23]/[.B22])*100" office:value-type="float" office:value="60.9754310201841" calcext:value-type="float">
            <text:p>60.97543102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68635" calcext:value-type="float">
            <text:p>2168635</text:p>
          </table:table-cell>
          <table:table-cell office:value-type="float" office:value="65.4" calcext:value-type="float">
            <text:p>65.4</text:p>
          </table:table-cell>
          <table:table-cell table:formula="of:=([.B24]/[.B22])*100" office:value-type="float" office:value="65.399717126512" calcext:value-type="float">
            <text:p>65.399717126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099217853" calcext:value-type="float">
            <text:p>10992178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29623592" calcext:value-type="float">
            <text:p>229623592</text:p>
          </table:table-cell>
          <table:table-cell office:value-type="float" office:value="20.89" calcext:value-type="float">
            <text:p>20.89</text:p>
          </table:table-cell>
          <table:table-cell table:formula="of:=([.B26]/[.B25])*100" office:value-type="float" office:value="20.8897254873825" calcext:value-type="float">
            <text:p>20.88972548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1349586" calcext:value-type="float">
            <text:p>291349586</text:p>
          </table:table-cell>
          <table:table-cell office:value-type="float" office:value="26.505" calcext:value-type="float">
            <text:p>26.505</text:p>
          </table:table-cell>
          <table:table-cell table:formula="of:=([.B27]/[.B25])*100" office:value-type="float" office:value="26.5051723100061" calcext:value-type="float">
            <text:p>26.505172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992353" calcext:value-type="float">
            <text:p>39923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250275" calcext:value-type="float">
            <text:p>2250275</text:p>
          </table:table-cell>
          <table:table-cell office:value-type="float" office:value="56.365" calcext:value-type="float">
            <text:p>56.365</text:p>
          </table:table-cell>
          <table:table-cell table:formula="of:=([.B30]/[.B29])*100" office:value-type="float" office:value="56.3646300815584" calcext:value-type="float">
            <text:p>56.36463008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368948" calcext:value-type="float">
            <text:p>2368948</text:p>
          </table:table-cell>
          <table:table-cell office:value-type="float" office:value="59.337" calcext:value-type="float">
            <text:p>59.337</text:p>
          </table:table-cell>
          <table:table-cell table:formula="of:=([.B31]/[.B29])*100" office:value-type="float" office:value="59.3371377731378" calcext:value-type="float">
            <text:p>59.337137773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630547707" calcext:value-type="float">
            <text:p>16305477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96502613" calcext:value-type="float">
            <text:p>196502613</text:p>
          </table:table-cell>
          <table:table-cell office:value-type="float" office:value="12.051" calcext:value-type="float">
            <text:p>12.051</text:p>
          </table:table-cell>
          <table:table-cell table:formula="of:=([.B33]/[.B32])*100" office:value-type="float" office:value="12.0513255856549" calcext:value-type="float">
            <text:p>12.05132558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0572144" calcext:value-type="float">
            <text:p>240572144</text:p>
          </table:table-cell>
          <table:table-cell office:value-type="float" office:value="14.754" calcext:value-type="float">
            <text:p>14.754</text:p>
          </table:table-cell>
          <table:table-cell table:formula="of:=([.B34]/[.B32])*100" office:value-type="float" office:value="14.7540696274764" calcext:value-type="float">
            <text:p>14.75406962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37]/[.B36])*100" office:value-type="string" office:string-value="#DIV/0!" calcext:value-type="error">
            <text:p>#DIV/0!</text:p>
          </table:table-cell>
          <table:table-cell office:value-type="string" calcext:value-type="string">
            <text:p>No fifth file on this day</text:p>
          </table:table-cell>
          <table:table-cell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38]/[.B36])*100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40]/[.B39])*100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41]/[.B39])*100" office:value-type="string" office:string-value="#DIV/0!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];[.B15];[.B22];[.B29];[.B36])" office:value-type="float" office:value="13957099" calcext:value-type="float">
            <text:p>139570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7];[.B16];[.B23];[.B30];[.B37])" office:value-type="float" office:value="8116624" calcext:value-type="float">
            <text:p>8116624</text:p>
          </table:table-cell>
          <table:table-cell table:formula="of:=([.B44]/[.B43])*100" office:value-type="float" office:value="58.1540906172551" calcext:value-type="float">
            <text:p>58.15409061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8];[.B17];[.B24];[.B31];[.B38])" office:value-type="float" office:value="8643646" calcext:value-type="float">
            <text:p>8643646</text:p>
          </table:table-cell>
          <table:table-cell table:formula="of:=([.B45]/[.B43])*100" office:value-type="float" office:value="61.9301045296018" calcext:value-type="float">
            <text:p>61.930104529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9];[.B18];[.B25];[.B32];[.B39])" office:value-type="float" office:value="5494442254" calcext:value-type="float">
            <text:p>54944422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1];[.B19];[.B26];[.B33];[.B40])" office:value-type="float" office:value="839910686" calcext:value-type="float">
            <text:p>839910686</text:p>
          </table:table-cell>
          <table:table-cell table:formula="of:=([.B47]/[.B46])*100" office:value-type="float" office:value="15.2865504299101" calcext:value-type="float">
            <text:p>15.286550429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2];[.B20];[.B27];[.B34];[.B41])" office:value-type="float" office:value="1063602563" calcext:value-type="float">
            <text:p>1063602563</text:p>
          </table:table-cell>
          <table:table-cell table:formula="of:=([.B48]/[.B46])*100" office:value-type="float" office:value="19.357789450343" calcext:value-type="float">
            <text:p>19.3577894503</text:p>
          </table:table-cell>
          <table:table-cell table:number-columns-repeated="3"/>
        </table:table-row>
        <table:table-row table:style-name="ro1" table:number-rows-repeated="4"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10.22" calcext:value-type="float">
            <text:p>10.22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587776" calcext:value-type="float">
            <text:p>25877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6]/[.B55])*100" office:value-type="float" office:value="58.0528994781619" calcext:value-type="float">
            <text:p>58.05289947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7]/[.B55])*100" office:value-type="float" office:value="58.0528994781619" calcext:value-type="float">
            <text:p>58.05289947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565409627" calcext:value-type="float">
            <text:p>56540962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59]/[.B58])*100" office:value-type="float" office:value="5.17265688509403" calcext:value-type="float">
            <text:p>5.17265688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60]/[.B58])*100" office:value-type="float" office:value="5.17265688509403" calcext:value-type="float">
            <text:p>5.17265688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142016" calcext:value-type="float">
            <text:p>31420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3]/[.B62])*100" office:value-type="float" office:value="55.1938946205239" calcext:value-type="float">
            <text:p>55.19389462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4]/[.B62])*100" office:value-type="float" office:value="55.1938946205239" calcext:value-type="float">
            <text:p>55.19389462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009848125" calcext:value-type="float">
            <text:p>100984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74" calcext:value-type="float">
            <text:p>3.274</text:p>
          </table:table-cell>
          <table:table-cell table:formula="of:=([.B66]/[.B65])*100" office:value-type="float" office:value="3.24713916758522" calcext:value-type="float">
            <text:p>3.24713916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47" calcext:value-type="float">
            <text:p>3.247</text:p>
          </table:table-cell>
          <table:table-cell table:formula="of:=([.B67]/[.B65])*100" office:value-type="float" office:value="3.24713916758522" calcext:value-type="float">
            <text:p>3.24713916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237114" calcext:value-type="float">
            <text:p>32371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70]/[.B69])*100" office:value-type="float" office:value="56.8024172148401" calcext:value-type="float">
            <text:p>56.8024172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71]/[.B69])*100" office:value-type="float" office:value="56.8024172148401" calcext:value-type="float">
            <text:p>56.80241721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843211284" calcext:value-type="float">
            <text:p>8432112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3]/[.B72])*100" office:value-type="float" office:value="3.78116607367413" calcext:value-type="float">
            <text:p>3.78116607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4]/[.B72])*100" office:value-type="float" office:value="3.78116607367413" calcext:value-type="float">
            <text:p>3.78116607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025755" calcext:value-type="float">
            <text:p>20257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10286" calcext:value-type="float">
            <text:p>1310286</text:p>
          </table:table-cell>
          <table:table-cell office:value-type="float" office:value="64.681" calcext:value-type="float">
            <text:p>64.681</text:p>
          </table:table-cell>
          <table:table-cell table:formula="of:=([.B77]/[.B76])*100" office:value-type="float" office:value="64.6813657130304" calcext:value-type="float">
            <text:p>64.6813657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310287" calcext:value-type="float">
            <text:p>1310287</text:p>
          </table:table-cell>
          <table:table-cell office:value-type="float" office:value="64.681" calcext:value-type="float">
            <text:p>64.681</text:p>
          </table:table-cell>
          <table:table-cell table:formula="of:=([.B78]/[.B76])*100" office:value-type="float" office:value="64.6814150773415" calcext:value-type="float">
            <text:p>64.68141507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350784356" calcext:value-type="float">
            <text:p>3507843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5843088" calcext:value-type="float">
            <text:p>25843088</text:p>
          </table:table-cell>
          <table:table-cell office:value-type="float" office:value="7.367" calcext:value-type="float">
            <text:p>7.367</text:p>
          </table:table-cell>
          <table:table-cell table:formula="of:=([.B80]/[.B79])*100" office:value-type="float" office:value="7.36722934132217" calcext:value-type="float">
            <text:p>7.36722934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5843326" calcext:value-type="float">
            <text:p>25843326</text:p>
          </table:table-cell>
          <table:table-cell office:value-type="float" office:value="7.367" calcext:value-type="float">
            <text:p>7.367</text:p>
          </table:table-cell>
          <table:table-cell table:formula="of:=([.B81]/[.B79])*100" office:value-type="float" office:value="7.36729718927374" calcext:value-type="float">
            <text:p>7.36729718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542903" calcext:value-type="float">
            <text:p>54290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4]/[.B83])*100" office:value-type="float" office:value="57.3592336015826" calcext:value-type="float">
            <text:p>57.35923360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5]/[.B83])*100" office:value-type="float" office:value="57.3592336015826" calcext:value-type="float">
            <text:p>57.359233601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12413938" calcext:value-type="float">
            <text:p>1124139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7]/[.B86])*100" office:value-type="float" office:value="4.89356666786284" calcext:value-type="float">
            <text:p>4.89356666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8]/[.B86])*100" office:value-type="float" office:value="4.89356666786284" calcext:value-type="float">
            <text:p>4.893566667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5];[.B62];[.B69];[.B76];[.B83])" office:value-type="float" office:value="11535564" calcext:value-type="float">
            <text:p>115355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56];[.B63];[.B70];[.B77];[.B84])" office:value-type="float" office:value="6696930" calcext:value-type="float">
            <text:p>6696930</text:p>
          </table:table-cell>
          <table:table-cell table:formula="of:=([.B91]/[.B90])*100" office:value-type="float" office:value="58.0546386808655" calcext:value-type="float">
            <text:p>58.054638680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57];[.B64];[.B71];[.B78];[.B85])" office:value-type="float" office:value="6696931" calcext:value-type="float">
            <text:p>6696931</text:p>
          </table:table-cell>
          <table:table-cell table:formula="of:=([.B92]/[.B90])*100" office:value-type="float" office:value="58.0546473497091" calcext:value-type="float">
            <text:p>58.054647349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58];[.B65];[.B72];[.B79];[.B86])" office:value-type="float" office:value="2881667330" calcext:value-type="float">
            <text:p>28816673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59];[.B66];[.B73];[.B81];[.B87])" office:value-type="float" office:value="125265470" calcext:value-type="float">
            <text:p>125265470</text:p>
          </table:table-cell>
          <table:table-cell table:formula="of:=([.B94]/[.B93])*100" office:value-type="float" office:value="4.34697887212401" calcext:value-type="float">
            <text:p>4.34697887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60];[.B67];[.B74];[.B81];[.B88])" office:value-type="float" office:value="125265470" calcext:value-type="float">
            <text:p>125265470</text:p>
          </table:table-cell>
          <table:table-cell table:formula="of:=([.B95]/[.B93])*100" office:value-type="float" office:value="4.34697887212401" calcext:value-type="float">
            <text:p>4.3469788721</text:p>
          </table:table-cell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5"/>
        </table:table-row>
        <table:table-row table:style-name="ro1">
          <table:table-cell table:style-name="ce1" office:value-type="float" office:value="10.23" calcext:value-type="float">
            <text:p>10.23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721221" calcext:value-type="float">
            <text:p>37212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00058" calcext:value-type="float">
            <text:p>2000058</text:p>
          </table:table-cell>
          <table:table-cell office:value-type="float" office:value="53.747" calcext:value-type="float">
            <text:p>53.747</text:p>
          </table:table-cell>
          <table:table-cell table:formula="of:=([.B104]/[.B103])*100" office:value-type="float" office:value="53.7473587298363" calcext:value-type="float">
            <text:p>53.74735872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62658" calcext:value-type="float">
            <text:p>2062658</text:p>
          </table:table-cell>
          <table:table-cell office:value-type="float" office:value="55.43" calcext:value-type="float">
            <text:p>55.43</text:p>
          </table:table-cell>
          <table:table-cell table:formula="of:=([.B105]/[.B103])*100" office:value-type="float" office:value="55.4296022730174" calcext:value-type="float">
            <text:p>55.4296022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409201968" calcext:value-type="float">
            <text:p>14092019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60346795" calcext:value-type="float">
            <text:p>160346795</text:p>
          </table:table-cell>
          <table:table-cell office:value-type="float" office:value="11.379" calcext:value-type="float">
            <text:p>11.379</text:p>
          </table:table-cell>
          <table:table-cell table:formula="of:=([.B107]/[.B106])*100" office:value-type="float" office:value="11.3785531556964" calcext:value-type="float">
            <text:p>11.378553155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88309668" calcext:value-type="float">
            <text:p>188309668</text:p>
          </table:table-cell>
          <table:table-cell office:value-type="float" office:value="13.363" calcext:value-type="float">
            <text:p>13.363</text:p>
          </table:table-cell>
          <table:table-cell table:formula="of:=([.B108]/[.B106])*100" office:value-type="float" office:value="13.3628587155081" calcext:value-type="float">
            <text:p>13.36285871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626136" calcext:value-type="float">
            <text:p>26261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75713" calcext:value-type="float">
            <text:p>1475713</text:p>
          </table:table-cell>
          <table:table-cell office:value-type="float" office:value="56.193" calcext:value-type="float">
            <text:p>56.193</text:p>
          </table:table-cell>
          <table:table-cell table:formula="of:=([.B111]/[.B110])*100" office:value-type="float" office:value="56.1933197671408" calcext:value-type="float">
            <text:p>56.19331976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66476" calcext:value-type="float">
            <text:p>1566476</text:p>
          </table:table-cell>
          <table:table-cell office:value-type="float" office:value="59.649" calcext:value-type="float">
            <text:p>59.649</text:p>
          </table:table-cell>
          <table:table-cell table:formula="of:=([.B112]/[.B110])*100" office:value-type="float" office:value="59.6494621756071" calcext:value-type="float">
            <text:p>59.64946217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057964596" calcext:value-type="float">
            <text:p>105796459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59889" calcext:value-type="float">
            <text:p>128859889</text:p>
          </table:table-cell>
          <table:table-cell office:value-type="float" office:value="12.18" calcext:value-type="float">
            <text:p>12.18</text:p>
          </table:table-cell>
          <table:table-cell table:formula="of:=([.B114]/[.B113])*100" office:value-type="float" office:value="12.1799812098816" calcext:value-type="float">
            <text:p>12.17998120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62837024" calcext:value-type="float">
            <text:p>162837024</text:p>
          </table:table-cell>
          <table:table-cell office:value-type="float" office:value="15.392" calcext:value-type="float">
            <text:p>15.392</text:p>
          </table:table-cell>
          <table:table-cell table:formula="of:=([.B115]/[.B113])*100" office:value-type="float" office:value="15.3915381115457" calcext:value-type="float">
            <text:p>15.39153811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483539" calcext:value-type="float">
            <text:p>34835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5005" calcext:value-type="float">
            <text:p>1905005</text:p>
          </table:table-cell>
          <table:table-cell office:value-type="float" office:value="54.686" calcext:value-type="float">
            <text:p>54.686</text:p>
          </table:table-cell>
          <table:table-cell table:formula="of:=([.B118]/[.B117])*100" office:value-type="float" office:value="54.6859099323992" calcext:value-type="float">
            <text:p>54.685909932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10153" calcext:value-type="float">
            <text:p>2010153</text:p>
          </table:table-cell>
          <table:table-cell office:value-type="float" office:value="57.704" calcext:value-type="float">
            <text:p>57.704</text:p>
          </table:table-cell>
          <table:table-cell table:formula="of:=([.B119]/[.B117])*100" office:value-type="float" office:value="57.704334586178" calcext:value-type="float">
            <text:p>57.70433458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645900676" calcext:value-type="float">
            <text:p>16459006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42795909" calcext:value-type="float">
            <text:p>142795909</text:p>
          </table:table-cell>
          <table:table-cell office:value-type="float" office:value="8.676" calcext:value-type="float">
            <text:p>8.676</text:p>
          </table:table-cell>
          <table:table-cell table:formula="of:=([.B121]/[.B120])*100" office:value-type="float" office:value="8.67585213872286" calcext:value-type="float">
            <text:p>8.67585213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6735594" calcext:value-type="float">
            <text:p>176735594</text:p>
          </table:table-cell>
          <table:table-cell office:value-type="float" office:value="10.738" calcext:value-type="float">
            <text:p>10.738</text:p>
          </table:table-cell>
          <table:table-cell table:formula="of:=([.B122]/[.B120])*100" office:value-type="float" office:value="10.7379258406721" calcext:value-type="float">
            <text:p>10.7379258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130859" calcext:value-type="float">
            <text:p>313085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9656" calcext:value-type="float">
            <text:p>1739656</text:p>
          </table:table-cell>
          <table:table-cell office:value-type="float" office:value="55.565" calcext:value-type="float">
            <text:p>55.565</text:p>
          </table:table-cell>
          <table:table-cell table:formula="of:=([.B125]/[.B124])*100" office:value-type="float" office:value="55.5648146403271" calcext:value-type="float">
            <text:p>55.56481464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894" calcext:value-type="float">
            <text:p>1838894</text:p>
          </table:table-cell>
          <table:table-cell office:value-type="float" office:value="58.734" calcext:value-type="float">
            <text:p>58.734</text:p>
          </table:table-cell>
          <table:table-cell table:formula="of:=([.B126]/[.B124])*100" office:value-type="float" office:value="58.7344878833573" calcext:value-type="float">
            <text:p>58.73448788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352524325" calcext:value-type="float">
            <text:p>13525243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96403" calcext:value-type="float">
            <text:p>128896403</text:p>
          </table:table-cell>
          <table:table-cell office:value-type="float" office:value="9.53" calcext:value-type="float">
            <text:p>9.53</text:p>
          </table:table-cell>
          <table:table-cell table:formula="of:=([.B128]/[.B127])*100" office:value-type="float" office:value="9.53006172365883" calcext:value-type="float">
            <text:p>9.53006172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55776616" calcext:value-type="float">
            <text:p>155776616</text:p>
          </table:table-cell>
          <table:table-cell office:value-type="float" office:value="11.517" calcext:value-type="float">
            <text:p>11.517</text:p>
          </table:table-cell>
          <table:table-cell table:formula="of:=([.B129]/[.B127])*100" office:value-type="float" office:value="11.5174724121875" calcext:value-type="float">
            <text:p>11.51747241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45325" calcext:value-type="float">
            <text:p>453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6289" calcext:value-type="float">
            <text:p>26289</text:p>
          </table:table-cell>
          <table:table-cell office:value-type="float" office:value="58.001" calcext:value-type="float">
            <text:p>58.001</text:p>
          </table:table-cell>
          <table:table-cell table:formula="of:=([.B132]/[.B131])*100" office:value-type="float" office:value="58.0011031439603" calcext:value-type="float">
            <text:p>58.0011031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8147" calcext:value-type="float">
            <text:p>28147</text:p>
          </table:table-cell>
          <table:table-cell office:value-type="float" office:value="62.1" calcext:value-type="float">
            <text:p>62.1</text:p>
          </table:table-cell>
          <table:table-cell table:formula="of:=([.B133]/[.B131])*100" office:value-type="float" office:value="62.1003861003861" calcext:value-type="float">
            <text:p>62.10038610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7235364" calcext:value-type="float">
            <text:p>172353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05620" calcext:value-type="float">
            <text:p>2005620</text:p>
          </table:table-cell>
          <table:table-cell office:value-type="float" office:value="11.637" calcext:value-type="float">
            <text:p>11.637</text:p>
          </table:table-cell>
          <table:table-cell table:formula="of:=([.B135]/[.B134])*100" office:value-type="float" office:value="11.6366558896" calcext:value-type="float">
            <text:p>11.63665588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78071" calcext:value-type="float">
            <text:p>2478071</text:p>
          </table:table-cell>
          <table:table-cell office:value-type="float" office:value="14.378" calcext:value-type="float">
            <text:p>14.378</text:p>
          </table:table-cell>
          <table:table-cell table:formula="of:=([.B136]/[.B134])*100" office:value-type="float" office:value="14.3778280516733" calcext:value-type="float">
            <text:p>14.377828051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03];[.B110];[.B117];[.B124];[.B131])" office:value-type="float" office:value="13007080" calcext:value-type="float">
            <text:p>1300708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04];[.B111];[.B118];[.B125];[.B132])" office:value-type="float" office:value="7146721" calcext:value-type="float">
            <text:p>7146721</text:p>
          </table:table-cell>
          <table:table-cell table:formula="of:=([.B139]/[.B138])*100" office:value-type="float" office:value="54.9448531107674" calcext:value-type="float">
            <text:p>54.944853110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05];[.B112];[.B119];[.B126];[.B133])" office:value-type="float" office:value="7506328" calcext:value-type="float">
            <text:p>7506328</text:p>
          </table:table-cell>
          <table:table-cell table:formula="of:=([.B140]/[.B138])*100" office:value-type="float" office:value="57.7095551038358" calcext:value-type="float">
            <text:p>57.70955510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06];[.B113];[.B120];[.B127];[.B134])" office:value-type="float" office:value="5482826929" calcext:value-type="float">
            <text:p>54828269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07];[.B114];[.B121];[.B129];[.B135])" office:value-type="float" office:value="589784829" calcext:value-type="float">
            <text:p>589784829</text:p>
          </table:table-cell>
          <table:table-cell table:formula="of:=([.B142]/[.B141])*100" office:value-type="float" office:value="10.7569477686864" calcext:value-type="float">
            <text:p>10.756947768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08];[.B115];[.B122];[.B129];[.B136])" office:value-type="float" office:value="686136973" calcext:value-type="float">
            <text:p>686136973</text:p>
          </table:table-cell>
          <table:table-cell table:formula="of:=([.B143]/[.B141])*100" office:value-type="float" office:value="12.5142920228041" calcext:value-type="float">
            <text:p>12.5142920228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1" office:value-type="float" office:value="10.24" calcext:value-type="float">
            <text:p>10.24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905149" calcext:value-type="float">
            <text:p>290514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27240" calcext:value-type="float">
            <text:p>1627240</text:p>
          </table:table-cell>
          <table:table-cell office:value-type="float" office:value="56.012" calcext:value-type="float">
            <text:p>56.012</text:p>
          </table:table-cell>
          <table:table-cell table:formula="of:=([.B153]/[.B152])*100" office:value-type="float" office:value="56.0122733808146" calcext:value-type="float">
            <text:p>56.01227338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27241" calcext:value-type="float">
            <text:p>1627241</text:p>
          </table:table-cell>
          <table:table-cell office:value-type="float" office:value="56.012" calcext:value-type="float">
            <text:p>56.012</text:p>
          </table:table-cell>
          <table:table-cell table:formula="of:=([.B154]/[.B152])*100" office:value-type="float" office:value="56.012307802457" calcext:value-type="float">
            <text:p>56.01230780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800103269" calcext:value-type="float">
            <text:p>8001032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600384" calcext:value-type="float">
            <text:p>29600384</text:p>
          </table:table-cell>
          <table:table-cell office:value-type="float" office:value="3.7" calcext:value-type="float">
            <text:p>3.7</text:p>
          </table:table-cell>
          <table:table-cell table:formula="of:=([.B156]/[.B155])*100" office:value-type="float" office:value="3.69957043632576" calcext:value-type="float">
            <text:p>3.69957043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600465" calcext:value-type="float">
            <text:p>29600465</text:p>
          </table:table-cell>
          <table:table-cell office:value-type="float" office:value="3.7" calcext:value-type="float">
            <text:p>3.7</text:p>
          </table:table-cell>
          <table:table-cell table:formula="of:=([.B157]/[.B155])*100" office:value-type="float" office:value="3.69958056001893" calcext:value-type="float">
            <text:p>3.699580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110312" calcext:value-type="float">
            <text:p>31103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60]/[.B159])*100" office:value-type="float" office:value="55.2022433762272" calcext:value-type="float">
            <text:p>55.20224337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61]/[.B159])*100" office:value-type="float" office:value="55.2022433762272" calcext:value-type="float">
            <text:p>55.202243376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977921406" calcext:value-type="float">
            <text:p>9779214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3]/[.B162])*100" office:value-type="float" office:value="3.54102556581116" calcext:value-type="float">
            <text:p>3.54102556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4]/[.B162])*100" office:value-type="float" office:value="3.54102556581116" calcext:value-type="float">
            <text:p>3.54102556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545498" calcext:value-type="float">
            <text:p>354549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7]/[.B166])*100" office:value-type="float" office:value="55.1770160355471" calcext:value-type="float">
            <text:p>55.17701603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8]/[.B166])*100" office:value-type="float" office:value="55.1770160355471" calcext:value-type="float">
            <text:p>55.17701603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972160420" calcext:value-type="float">
            <text:p>9721604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70]/[.B169])*100" office:value-type="float" office:value="3.63222954499629" calcext:value-type="float">
            <text:p>3.6322295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71]/[.B169])*100" office:value-type="float" office:value="3.63222954499629" calcext:value-type="float">
            <text:p>3.6322295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456251" calcext:value-type="float">
            <text:p>24562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4]/[.B173])*100" office:value-type="float" office:value="59.2551412701715" calcext:value-type="float">
            <text:p>59.25514127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5]/[.B173])*100" office:value-type="float" office:value="59.2551412701715" calcext:value-type="float">
            <text:p>59.255141270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656002602" calcext:value-type="float">
            <text:p>65600260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7]/[.B176])*100" office:value-type="float" office:value="4.45995868168828" calcext:value-type="float">
            <text:p>4.45995868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8]/[.B176])*100" office:value-type="float" office:value="4.45995868168828" calcext:value-type="float">
            <text:p>4.459958681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90355" calcext:value-type="float">
            <text:p>2903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1]/[.B180])*100" office:value-type="float" office:value="55.7138675070173" calcext:value-type="float">
            <text:p>55.7138675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2]/[.B180])*100" office:value-type="float" office:value="55.7138675070173" calcext:value-type="float">
            <text:p>55.7138675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88616033" calcext:value-type="float">
            <text:p>8861603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4]/[.B183])*100" office:value-type="float" office:value="3.55624585451709" calcext:value-type="float">
            <text:p>3.556245854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5]/[.B183])*100" office:value-type="float" office:value="3.55624585451709" calcext:value-type="float">
            <text:p>3.5562458545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52];[.B159];[.B166];[.B173];[.B180])" office:value-type="float" office:value="12307565" calcext:value-type="float">
            <text:p>123075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53];[.B160];[.B167];[.B174];[.B181])" office:value-type="float" office:value="6917725" calcext:value-type="float">
            <text:p>6917725</text:p>
          </table:table-cell>
          <table:table-cell table:formula="of:=([.B188]/[.B187])*100" office:value-type="float" office:value="56.2070970171598" calcext:value-type="float">
            <text:p>56.20709701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54];[.B161];[.B168];[.B175];[.B182])" office:value-type="float" office:value="6917726" calcext:value-type="float">
            <text:p>6917726</text:p>
          </table:table-cell>
          <table:table-cell table:formula="of:=([.B189]/[.B187])*100" office:value-type="float" office:value="56.2071051422438" calcext:value-type="float">
            <text:p>56.20710514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55];[.B162];[.B169];[.B176];[.B183])" office:value-type="float" office:value="3494803730" calcext:value-type="float">
            <text:p>34948037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56];[.B163];[.B170];[.B178];[.B184])" office:value-type="float" office:value="131948778" calcext:value-type="float">
            <text:p>131948778</text:p>
          </table:table-cell>
          <table:table-cell table:formula="of:=([.B191]/[.B190])*100" office:value-type="float" office:value="3.77557048103528" calcext:value-type="float">
            <text:p>3.77557048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57];[.B164];[.B171];[.B178];[.B185])" office:value-type="float" office:value="131948859" calcext:value-type="float">
            <text:p>131948859</text:p>
          </table:table-cell>
          <table:table-cell table:formula="of:=([.B192]/[.B190])*100" office:value-type="float" office:value="3.77557279876201" calcext:value-type="float">
            <text:p>3.7755727988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1" office:value-type="float" office:value="10.25" calcext:value-type="float">
            <text:p>10.25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893012" calcext:value-type="float">
            <text:p>38930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84110" calcext:value-type="float">
            <text:p>2084110</text:p>
          </table:table-cell>
          <table:table-cell office:value-type="float" office:value="53.535" calcext:value-type="float">
            <text:p>53.535</text:p>
          </table:table-cell>
          <table:table-cell table:formula="of:=([.B201]/[.B200])*100" office:value-type="float" office:value="53.534641044004" calcext:value-type="float">
            <text:p>53.5346410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96373" calcext:value-type="float">
            <text:p>2196373</text:p>
          </table:table-cell>
          <table:table-cell office:value-type="float" office:value="56.418" calcext:value-type="float">
            <text:p>56.418</text:p>
          </table:table-cell>
          <table:table-cell table:formula="of:=([.B202]/[.B200])*100" office:value-type="float" office:value="56.4183465142157" calcext:value-type="float">
            <text:p>56.418346514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569818262" calcext:value-type="float">
            <text:p>15698182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6402057" calcext:value-type="float">
            <text:p>126402057</text:p>
          </table:table-cell>
          <table:table-cell office:value-type="float" office:value="8.052" calcext:value-type="float">
            <text:p>8.052</text:p>
          </table:table-cell>
          <table:table-cell table:formula="of:=([.B204]/[.B203])*100" office:value-type="float" office:value="8.05201850811441" calcext:value-type="float">
            <text:p>8.052018508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7692147" calcext:value-type="float">
            <text:p>147692147</text:p>
          </table:table-cell>
          <table:table-cell office:value-type="float" office:value="9.408" calcext:value-type="float">
            <text:p>9.408</text:p>
          </table:table-cell>
          <table:table-cell table:formula="of:=([.B205]/[.B203])*100" office:value-type="float" office:value="9.40823218681603" calcext:value-type="float">
            <text:p>9.408232186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313820" calcext:value-type="float">
            <text:p>33138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10836" calcext:value-type="float">
            <text:p>1810836</text:p>
          </table:table-cell>
          <table:table-cell office:value-type="float" office:value="54.645" calcext:value-type="float">
            <text:p>54.645</text:p>
          </table:table-cell>
          <table:table-cell table:formula="of:=([.B208]/[.B207])*100" office:value-type="float" office:value="54.6449716641218" calcext:value-type="float">
            <text:p>54.644971664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06781" calcext:value-type="float">
            <text:p>1906781</text:p>
          </table:table-cell>
          <table:table-cell office:value-type="float" office:value="57.54" calcext:value-type="float">
            <text:p>57.54</text:p>
          </table:table-cell>
          <table:table-cell table:formula="of:=([.B209]/[.B207])*100" office:value-type="float" office:value="57.5402707449409" calcext:value-type="float">
            <text:p>57.54027074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466972982" calcext:value-type="float">
            <text:p>146697298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2186818" calcext:value-type="float">
            <text:p>122186818</text:p>
          </table:table-cell>
          <table:table-cell office:value-type="float" office:value="8.329" calcext:value-type="float">
            <text:p>8.329</text:p>
          </table:table-cell>
          <table:table-cell table:formula="of:=([.B211]/[.B210])*100" office:value-type="float" office:value="8.32917984852157" calcext:value-type="float">
            <text:p>8.32917984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4428536" calcext:value-type="float">
            <text:p>144428536</text:p>
          </table:table-cell>
          <table:table-cell office:value-type="float" office:value="9.845" calcext:value-type="float">
            <text:p>9.845</text:p>
          </table:table-cell>
          <table:table-cell table:formula="of:=([.B212]/[.B210])*100" office:value-type="float" office:value="9.84534396830493" calcext:value-type="float">
            <text:p>9.845343968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2482452" calcext:value-type="float">
            <text:p>24824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45472" calcext:value-type="float">
            <text:p>1345472</text:p>
          </table:table-cell>
          <table:table-cell office:value-type="float" office:value="54.199" calcext:value-type="float">
            <text:p>54.199</text:p>
          </table:table-cell>
          <table:table-cell table:formula="of:=([.B215]/[.B214])*100" office:value-type="float" office:value="54.1993158377282" calcext:value-type="float">
            <text:p>54.19931583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03895" calcext:value-type="float">
            <text:p>1403895</text:p>
          </table:table-cell>
          <table:table-cell office:value-type="float" office:value="56.553" calcext:value-type="float">
            <text:p>56.553</text:p>
          </table:table-cell>
          <table:table-cell table:formula="of:=([.B216]/[.B214])*100" office:value-type="float" office:value="56.552755098588" calcext:value-type="float">
            <text:p>56.552755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229169541" calcext:value-type="float">
            <text:p>122916954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98878604" calcext:value-type="float">
            <text:p>98878604</text:p>
          </table:table-cell>
          <table:table-cell office:value-type="float" office:value="8.044" calcext:value-type="float">
            <text:p>8.044</text:p>
          </table:table-cell>
          <table:table-cell table:formula="of:=([.B218]/[.B217])*100" office:value-type="float" office:value="8.04434219217282" calcext:value-type="float">
            <text:p>8.04434219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16562436" calcext:value-type="float">
            <text:p>116562436</text:p>
          </table:table-cell>
          <table:table-cell office:value-type="float" office:value="9.483" calcext:value-type="float">
            <text:p>9.483</text:p>
          </table:table-cell>
          <table:table-cell table:formula="of:=([.B219]/[.B217])*100" office:value-type="float" office:value="9.48302346519015" calcext:value-type="float">
            <text:p>9.48302346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4125326" calcext:value-type="float">
            <text:p>41253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71556" calcext:value-type="float">
            <text:p>1871556</text:p>
          </table:table-cell>
          <table:table-cell office:value-type="float" office:value="45.367" calcext:value-type="float">
            <text:p>45.367</text:p>
          </table:table-cell>
          <table:table-cell table:formula="of:=([.B222]/[.B221])*100" office:value-type="float" office:value="45.3674691406206" calcext:value-type="float">
            <text:p>45.36746914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0665" calcext:value-type="float">
            <text:p>2020665</text:p>
          </table:table-cell>
          <table:table-cell office:value-type="float" office:value="48.982" calcext:value-type="float">
            <text:p>48.982</text:p>
          </table:table-cell>
          <table:table-cell table:formula="of:=([.B223]/[.B221])*100" office:value-type="float" office:value="48.981947123694" calcext:value-type="float">
            <text:p>48.981947123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2705629232" calcext:value-type="float">
            <text:p>27056292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6236715" calcext:value-type="float">
            <text:p>156236715</text:p>
          </table:table-cell>
          <table:table-cell office:value-type="float" office:value="5.775" calcext:value-type="float">
            <text:p>5.775</text:p>
          </table:table-cell>
          <table:table-cell table:formula="of:=([.B225]/[.B224])*100" office:value-type="float" office:value="5.77450572872876" calcext:value-type="float">
            <text:p>5.77450572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92390557" calcext:value-type="float">
            <text:p>192390557</text:p>
          </table:table-cell>
          <table:table-cell office:value-type="float" office:value="7.111" calcext:value-type="float">
            <text:p>7.111</text:p>
          </table:table-cell>
          <table:table-cell table:formula="of:=([.B226]/[.B224])*100" office:value-type="float" office:value="7.11075097520975" calcext:value-type="float">
            <text:p>7.11075097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ckets:</text:p>
          </table:table-cell>
          <table:table-cell office:value-type="float" office:value="31937" calcext:value-type="float">
            <text:p>319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432" calcext:value-type="float">
            <text:p>18432</text:p>
          </table:table-cell>
          <table:table-cell office:value-type="float" office:value="58.714" calcext:value-type="float">
            <text:p>58.714</text:p>
          </table:table-cell>
          <table:table-cell table:formula="of:=([.B229]/[.B228])*100" office:value-type="float" office:value="57.7136236966528" calcext:value-type="float">
            <text:p>57.71362369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690" calcext:value-type="float">
            <text:p>18690</text:p>
          </table:table-cell>
          <table:table-cell office:value-type="float" office:value="58.521" calcext:value-type="float">
            <text:p>58.521</text:p>
          </table:table-cell>
          <table:table-cell table:formula="of:=([.B230]/[.B228])*100" office:value-type="float" office:value="58.5214641325109" calcext:value-type="float">
            <text:p>58.52146413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umber of bytes:</text:p>
          </table:table-cell>
          <table:table-cell office:value-type="float" office:value="12858769" calcext:value-type="float">
            <text:p>128587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81648" calcext:value-type="float">
            <text:p>1581648</text:p>
          </table:table-cell>
          <table:table-cell office:value-type="float" office:value="12.3" calcext:value-type="float">
            <text:p>12.3</text:p>
          </table:table-cell>
          <table:table-cell table:formula="of:=([.B232]/[.B231])*100" office:value-type="float" office:value="12.3001509709055" calcext:value-type="float">
            <text:p>12.30015097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12021" calcext:value-type="float">
            <text:p>1712021</text:p>
          </table:table-cell>
          <table:table-cell office:value-type="float" office:value="13.314" calcext:value-type="float">
            <text:p>13.314</text:p>
          </table:table-cell>
          <table:table-cell table:formula="of:=([.B233]/[.B231])*100" office:value-type="float" office:value="13.314034959334" calcext:value-type="float">
            <text:p>13.3140349593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200];[.B207];[.B214];[.B221];[.B228])" office:value-type="float" office:value="13846547" calcext:value-type="float">
            <text:p>138465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201];[.B208];[.B215];[.B222];[.B229])" office:value-type="float" office:value="7130406" calcext:value-type="float">
            <text:p>7130406</text:p>
          </table:table-cell>
          <table:table-cell table:formula="of:=([.B236]/[.B235])*100" office:value-type="float" office:value="51.4959144687842" calcext:value-type="float">
            <text:p>51.495914468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202];[.B209];[.B216];[.B223];[.B230])" office:value-type="float" office:value="7546404" calcext:value-type="float">
            <text:p>7546404</text:p>
          </table:table-cell>
          <table:table-cell table:formula="of:=([.B237]/[.B235])*100" office:value-type="float" office:value="54.5002591620857" calcext:value-type="float">
            <text:p>54.50025916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203];[.B210];[.B217];[.B224];[.B231])" office:value-type="float" office:value="6984448786" calcext:value-type="float">
            <text:p>698444878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204];[.B211];[.B218];[.B226];[.B232])" office:value-type="float" office:value="541439684" calcext:value-type="float">
            <text:p>541439684</text:p>
          </table:table-cell>
          <table:table-cell table:formula="of:=([.B239]/[.B238])*100" office:value-type="float" office:value="7.75207465312496" calcext:value-type="float">
            <text:p>7.752074653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205];[.B212];[.B219];[.B226];[.B233])" office:value-type="float" office:value="602785697" calcext:value-type="float">
            <text:p>602785697</text:p>
          </table:table-cell>
          <table:table-cell table:formula="of:=([.B240]/[.B238])*100" office:value-type="float" office:value="8.63039755131795" calcext:value-type="float">
            <text:p>8.6303975513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Grand Total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number of packets:</text:p>
          </table:table-cell>
          <table:table-cell table:formula="of:=SUM([.B43];[.B90];[.B138];[.B187];[.B235])" office:value-type="float" office:value="64653855" calcext:value-type="float">
            <text:p>64653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ter filter 1:</text:p>
          </table:table-cell>
          <table:table-cell table:formula="of:=SUM([.B44];[.B91];[.B139];[.B188];[.B236])" office:value-type="float" office:value="36008406" calcext:value-type="float">
            <text:p>36008406</text:p>
          </table:table-cell>
          <table:table-cell table:formula="of:=([.B248]/[.B247])*100" office:value-type="float" office:value="55.6941361037172" calcext:value-type="float">
            <text:p>55.6941361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 filter 2:</text:p>
          </table:table-cell>
          <table:table-cell table:formula="of:=SUM([.B45];[.B92];[.B140];[.B189];[.B237])" office:value-type="float" office:value="37311035" calcext:value-type="float">
            <text:p>37311035</text:p>
          </table:table-cell>
          <table:table-cell table:formula="of:=([.B249]/[.B247])*100" office:value-type="float" office:value="57.7089100100837" calcext:value-type="float">
            <text:p>57.708910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number of bytes:</text:p>
          </table:table-cell>
          <table:table-cell table:formula="of:=SUM([.B46];[.B93];[.B141];[.B190];[.B238])" office:value-type="float" office:value="24338189029" calcext:value-type="float">
            <text:p>24338189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ter filter 1:</text:p>
          </table:table-cell>
          <table:table-cell table:formula="of:=SUM([.B47];[.B94];[.B142];[.B191];[.B239])" office:value-type="float" office:value="2228349447" calcext:value-type="float">
            <text:p>2228349447</text:p>
          </table:table-cell>
          <table:table-cell table:formula="of:=([.B251]/[.B250])*100" office:value-type="float" office:value="9.15577344043481" calcext:value-type="float">
            <text:p>9.1557734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ter filter 2:</text:p>
          </table:table-cell>
          <table:table-cell table:formula="of:=SUM([.B48];[.B95];[.B143];[.B192];[.B240])" office:value-type="float" office:value="2609739562" calcext:value-type="float">
            <text:p>2609739562</text:p>
          </table:table-cell>
          <table:table-cell table:formula="of:=([.B252]/[.B250])*100" office:value-type="float" office:value="10.7228173751563" calcext:value-type="float">
            <text:p>10.7228173752</text:p>
          </table:table-cell>
          <table:table-cell table:number-columns-repeated="3"/>
        </table:table-row>
        <table:table-row table:style-name="ro1" table:number-rows-repeated="104832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y </meta:initial-creator>
    <meta:creation-date>2013-11-14T16:34:49.145431265</meta:creation-date>
    <dc:date>2013-11-19T15:05:40.934714208</dc:date>
    <dc:creator>chucky </dc:creator>
    <meta:editing-duration>PT3H52M55S</meta:editing-duration>
    <meta:editing-cycles>14</meta:editing-cycles>
    <meta:generator>LibreOffice/4.1.2.3$Linux_X86_64 LibreOffice_project/410m0$Build-3</meta:generator>
    <meta:document-statistic meta:table-count="1" meta:cell-count="6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Total Distribution of packets</text:p>
        </chart:title>
        <chart:plot-area chart:style-name="ch3" table:cell-range-address="Sheet1.A247:Sheet1.B249" chart:data-source-has-labels="column" svg:x="1.331cm" svg:y="1.661cm" svg:width="14.029cm" svg:height="6.739cm">
          <chartooo:coordinate-region svg:x="3.064cm" svg:y="1.861cm" svg:width="12.296cm" svg:height="5.892cm"/>
          <chart:axis chart:dimension="x" chart:name="primary-x" chart:style-name="ch4" chartooo:axis-type="auto">
            <chartooo:date-scale/>
            <chart:categories table:cell-range-address="Sheet1.A247:Sheet1.A249"/>
          </chart:axis>
          <chart:axis chart:dimension="y" chart:name="primary-y" chart:style-name="ch5">
            <chart:title svg:x="0.451cm" svg:y="6.437cm" chart:style-name="ch6">
              <text:p>Number of packets</text:p>
            </chart:title>
            <chart:grid chart:style-name="ch7" chart:class="major"/>
          </chart:axis>
          <chart:series chart:style-name="ch8" chart:values-cell-range-address="Sheet1.B247:Sheet1.B249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 number of packets:</text:p>
                <draw:g>
                  <svg:desc>Sheet1.A247:Sheet1.A249</svg:desc>
                </draw:g>
              </table:table-cell>
              <table:table-cell office:value-type="float" office:value="64653855">
                <text:p>64653855</text:p>
                <draw:g>
                  <svg:desc>Sheet1.B247:Sheet1.B249</svg:desc>
                </draw:g>
              </table:table-cell>
            </table:table-row>
            <table:table-row>
              <table:table-cell office:value-type="string">
                <text:p>After filter 1:</text:p>
              </table:table-cell>
              <table:table-cell office:value-type="float" office:value="36008406">
                <text:p>36008406</text:p>
              </table:table-cell>
            </table:table-row>
            <table:table-row>
              <table:table-cell office:value-type="string">
                <text:p>After filter 2:</text:p>
              </table:table-cell>
              <table:table-cell office:value-type="float" office:value="37311035">
                <text:p>37311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77cm" svg:y="0.316cm" chart:style-name="ch2">
          <text:p>Total Distribution of Bytes</text:p>
        </chart:title>
        <chart:plot-area chart:style-name="ch3" table:cell-range-address="Sheet1.A250:Sheet1.B252" chart:data-source-has-labels="column" svg:x="1.331cm" svg:y="1.661cm" svg:width="14.029cm" svg:height="6.739cm">
          <chartooo:coordinate-region svg:x="3.619cm" svg:y="1.86cm" svg:width="11.741cm" svg:height="5.893cm"/>
          <chart:axis chart:dimension="x" chart:name="primary-x" chart:style-name="ch4" chartooo:axis-type="auto">
            <chartooo:date-scale/>
            <chart:categories table:cell-range-address="Sheet1.A250:Sheet1.A252"/>
          </chart:axis>
          <chart:axis chart:dimension="y" chart:name="primary-y" chart:style-name="ch5">
            <chart:title svg:x="0.451cm" svg:y="6.278cm" chart:style-name="ch6">
              <text:p>Number of Bytes</text:p>
            </chart:title>
            <chart:grid chart:style-name="ch7" chart:class="major"/>
          </chart:axis>
          <chart:series chart:style-name="ch8" chart:values-cell-range-address="Sheet1.B250:Sheet1.B25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 number of bytes:</text:p>
                <draw:g>
                  <svg:desc>Sheet1.A250:Sheet1.A252</svg:desc>
                </draw:g>
              </table:table-cell>
              <table:table-cell office:value-type="float" office:value="24338189029">
                <text:p>24338189029</text:p>
                <draw:g>
                  <svg:desc>Sheet1.B250:Sheet1.B252</svg:desc>
                </draw:g>
              </table:table-cell>
            </table:table-row>
            <table:table-row>
              <table:table-cell office:value-type="string">
                <text:p>After filter 1:</text:p>
              </table:table-cell>
              <table:table-cell office:value-type="float" office:value="2228349447">
                <text:p>2228349447</text:p>
              </table:table-cell>
            </table:table-row>
            <table:table-row>
              <table:table-cell office:value-type="string">
                <text:p>After filter 2:</text:p>
              </table:table-cell>
              <table:table-cell office:value-type="float" office:value="2609739562">
                <text:p>2609739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